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Symmetric_20_Arrow" draw:marker-end-width="0.3cm" draw:fill="none" draw:textarea-vertical-align="middle"/>
    </style:style>
    <style:style style:name="gr4" style:family="graphic" style:parent-style-name="standard">
      <style:graphic-properties draw:fill="none" draw:textarea-vertical-align="middle" draw:auto-grow-height="false" fo:min-height="0.749cm" fo:min-width="0.499cm"/>
    </style:style>
    <style:style style:name="gr5" style:family="graphic" style:parent-style-name="standard">
      <style:graphic-properties draw:stroke="none" svg:stroke-color="#000000" draw:fill="none" draw:fill-color="#ffffff" fo:min-height="0.3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family="Arial" style:font-style-name="Normal" style:font-family-generic="swiss" style:font-family-asian="Arial" style:font-style-name-asian="Normal" style:font-family-generic-asian="swiss" style:font-family-complex="Arial" style:font-style-name-complex="Normal" style:font-family-generic-complex="swiss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rect draw:style-name="gr1" draw:text-style-name="P1" draw:layer="layout" svg:width="9.4cm" svg:height="0.9cm" svg:x="5.8cm" svg:y="3.4cm">
          <text:p text:style-name="P1">Application</text:p>
        </draw:rect>
        <draw:rect draw:style-name="gr1" draw:text-style-name="P1" draw:layer="layout" svg:width="3.3cm" svg:height="0.9cm" svg:x="1.4cm" svg:y="3.4cm">
          <text:p text:style-name="P1">Bootloader</text:p>
        </draw:rect>
        <draw:rect draw:style-name="gr1" draw:text-style-name="P1" draw:layer="layout" svg:width="13.8cm" svg:height="0.8cm" svg:x="1.4cm" svg:y="5.6cm">
          <text:p text:style-name="P1"><text:span text:style-name="T1">μC</text:span></text:p>
        </draw:rect>
        <draw:rect draw:style-name="gr1" draw:text-style-name="P1" draw:layer="layout" svg:width="2.5cm" svg:height="0.9cm" svg:x="5.8cm" svg:y="4.5cm">
          <text:p text:style-name="P1">Timers</text:p>
        </draw:rect>
        <draw:rect draw:style-name="gr1" draw:text-style-name="P1" draw:layer="layout" svg:width="1.9cm" svg:height="0.9cm" svg:x="8.5cm" svg:y="4.5cm">
          <text:p text:style-name="P1">Ports</text:p>
        </draw:rect>
        <draw:rect draw:style-name="gr1" draw:text-style-name="P1" draw:layer="layout" svg:width="3.3cm" svg:height="0.9cm" svg:x="10.6cm" svg:y="4.5cm">
          <text:p text:style-name="P1">Serial Port</text:p>
        </draw:rect>
        <draw:rect draw:style-name="gr1" draw:text-style-name="P1" draw:layer="layout" svg:width="1.1cm" svg:height="0.9cm" svg:x="14.1cm" svg:y="4.5cm">
          <text:p text:style-name="P1">...</text:p>
        </draw:rect>
        <draw:custom-shape draw:style-name="gr2" draw:text-style-name="P2" draw:layer="layout" svg:width="1.6cm" svg:height="1.1cm" svg:x="4.5cm" svg:y="1.2cm">
          <text:p text:style-name="P2"><text:span text:style-name="T2">*.c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2" draw:layer="layout" svg:width="1.6cm" svg:height="1.1cm" svg:x="2.1cm" svg:y="1.2cm">
          <text:p text:style-name="P2"><text:span text:style-name="T2">*.hex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3" draw:text-style-name="P1" draw:layer="layout" svg:x1="4.5cm" svg:y1="1.8cm" svg:x2="3.7cm" svg:y2="1.8cm">
          <text:p/>
        </draw:line>
        <draw:line draw:style-name="gr3" draw:text-style-name="P1" draw:layer="layout" svg:x1="2.9cm" svg:y1="2.3cm" svg:x2="2.9cm" svg:y2="3.4cm">
          <text:p/>
        </draw:line>
        <draw:line draw:style-name="gr3" draw:text-style-name="P1" draw:layer="layout" svg:x1="4.702cm" svg:y1="3.9cm" svg:x2="5.8cm" svg:y2="3.9cm">
          <text:p/>
        </draw:line>
        <draw:custom-shape draw:style-name="gr4" draw:text-style-name="P1" draw:layer="layout" svg:width="0.3cm" svg:height="1.9cm" svg:x="15.401cm" svg:y="3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3" draw:layer="layout" svg:width="0.8cm" svg:height="0.64cm" svg:x="15.6cm" svg:y="4.2cm">
          <draw:text-box>
            <text:p text:style-name="P3"><text:span text:style-name="T3">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5cm" fo:page-height="7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ergio Soria Nieto</meta:initial-creator>
    <meta:creation-date>2014-10-12T20:11:51.12</meta:creation-date>
    <dc:date>2014-10-15T11:24:07.98</dc:date>
    <dc:creator>Sergio Soria Nieto</dc:creator>
    <meta:editing-duration>PT42M15S</meta:editing-duration>
    <meta:editing-cycles>5</meta:editing-cycles>
    <meta:generator>OpenOffice/4.1.0$Win32 OpenOffice.org_project/410m18$Build-9764</meta:generator>
    <meta:document-statistic meta:object-count="14"/>
  </office:meta>
</office:document-meta>
</file>